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0" table:default-cell-style-name="Default"/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1:02:57.321000000</meta:creation-date>
    <dc:date>2022-08-01T11:42:27.509000000</dc:date>
    <meta:editing-duration>PT29M20S</meta:editing-duration>
    <meta:editing-cycles>2</meta:editing-cycles>
    <meta:generator>LibreOffice/7.3.0.3$Windows_X86_64 LibreOffice_project/0f246aa12d0eee4a0f7adcefbf7c878fc2238db3</meta:generator>
    <meta:document-statistic meta:table-count="1" meta:cell-count="900" meta:object-count="0"/>
  </office:meta>
</office:document-meta>
</file>